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38eb4" officeooo:paragraph-rsid="00373f1e"/>
    </style:style>
    <style:style style:name="P3" style:family="paragraph" style:parent-style-name="Standard">
      <style:text-properties officeooo:rsid="00050830" officeooo:paragraph-rsid="00050830"/>
    </style:style>
    <style:style style:name="P4" style:family="paragraph" style:parent-style-name="Standard">
      <style:text-properties officeooo:rsid="00050830" officeooo:paragraph-rsid="00373f1e"/>
    </style:style>
    <style:style style:name="P5" style:family="paragraph" style:parent-style-name="Standard">
      <style:text-properties officeooo:rsid="00070246" officeooo:paragraph-rsid="00050830"/>
    </style:style>
    <style:style style:name="P6" style:family="paragraph" style:parent-style-name="Standard">
      <style:text-properties officeooo:rsid="00070246" officeooo:paragraph-rsid="00070246"/>
    </style:style>
    <style:style style:name="P7" style:family="paragraph" style:parent-style-name="Standard">
      <style:text-properties officeooo:rsid="0007deda" officeooo:paragraph-rsid="0007deda"/>
    </style:style>
    <style:style style:name="P8" style:family="paragraph" style:parent-style-name="Standard">
      <style:text-properties officeooo:rsid="0007deda" officeooo:paragraph-rsid="001032d7"/>
    </style:style>
    <style:style style:name="P9" style:family="paragraph" style:parent-style-name="Standard">
      <style:text-properties officeooo:rsid="000bbb62" officeooo:paragraph-rsid="000bbb62"/>
    </style:style>
    <style:style style:name="P10" style:family="paragraph" style:parent-style-name="Standard">
      <style:text-properties officeooo:rsid="000bbb62" officeooo:paragraph-rsid="000e0684"/>
    </style:style>
    <style:style style:name="P11" style:family="paragraph" style:parent-style-name="Standard">
      <style:text-properties officeooo:rsid="000c097f" officeooo:paragraph-rsid="000c097f"/>
    </style:style>
    <style:style style:name="P12" style:family="paragraph" style:parent-style-name="Standard">
      <style:text-properties officeooo:rsid="000e0684" officeooo:paragraph-rsid="000e0684"/>
    </style:style>
    <style:style style:name="P13" style:family="paragraph" style:parent-style-name="Standard">
      <style:text-properties officeooo:rsid="000e0684" officeooo:paragraph-rsid="000fd567"/>
    </style:style>
    <style:style style:name="P14" style:family="paragraph" style:parent-style-name="Standard">
      <style:text-properties officeooo:rsid="001032d7" officeooo:paragraph-rsid="001032d7"/>
    </style:style>
    <style:style style:name="P15" style:family="paragraph" style:parent-style-name="Standard">
      <style:paragraph-properties fo:break-before="page"/>
      <style:text-properties officeooo:rsid="001032d7" officeooo:paragraph-rsid="001032d7"/>
    </style:style>
    <style:style style:name="P16" style:family="paragraph" style:parent-style-name="Standard">
      <style:text-properties officeooo:rsid="0010dc02" officeooo:paragraph-rsid="0010dc02"/>
    </style:style>
    <style:style style:name="P17" style:family="paragraph" style:parent-style-name="Standard">
      <style:text-properties officeooo:rsid="00123b4a" officeooo:paragraph-rsid="00123b4a"/>
    </style:style>
    <style:style style:name="P18" style:family="paragraph" style:parent-style-name="Standard">
      <style:text-properties officeooo:rsid="0012a0f7" officeooo:paragraph-rsid="0012a0f7"/>
    </style:style>
    <style:style style:name="P19" style:family="paragraph" style:parent-style-name="Standard">
      <style:text-properties officeooo:rsid="00148165" officeooo:paragraph-rsid="00148165"/>
    </style:style>
    <style:style style:name="P20" style:family="paragraph" style:parent-style-name="Standard">
      <style:text-properties officeooo:rsid="00150716" officeooo:paragraph-rsid="00150716"/>
    </style:style>
    <style:style style:name="P21" style:family="paragraph" style:parent-style-name="Standard">
      <style:text-properties officeooo:rsid="001655d2" officeooo:paragraph-rsid="001655d2"/>
    </style:style>
    <style:style style:name="P22" style:family="paragraph" style:parent-style-name="Standard">
      <style:text-properties officeooo:rsid="001708c8" officeooo:paragraph-rsid="001708c8"/>
    </style:style>
    <style:style style:name="P23" style:family="paragraph" style:parent-style-name="Standard">
      <style:text-properties officeooo:rsid="0019fe10" officeooo:paragraph-rsid="0019fe10"/>
    </style:style>
    <style:style style:name="P24" style:family="paragraph" style:parent-style-name="Standard">
      <style:paragraph-properties fo:break-before="page"/>
      <style:text-properties officeooo:rsid="0019fe10" officeooo:paragraph-rsid="0019fe10"/>
    </style:style>
    <style:style style:name="P25"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6"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7"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28"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9"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30"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31"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32"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33" style:family="paragraph" style:parent-style-name="Standard">
      <style:paragraph-properties fo:text-align="center" style:justify-single-word="false" fo:break-before="page"/>
      <style:text-properties fo:font-weight="bold" officeooo:rsid="003e65c1" officeooo:paragraph-rsid="003e65c1" style:font-weight-asian="bold" style:font-weight-complex="bold"/>
    </style:style>
    <style:style style:name="P34"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5"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36"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7"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8"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9"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40"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41"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42"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43"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44"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45"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46" style:family="paragraph" style:parent-style-name="Standard">
      <style:paragraph-properties fo:text-align="start" style:justify-single-word="false"/>
      <style:text-properties fo:font-weight="normal" officeooo:rsid="003e65c1" officeooo:paragraph-rsid="003e65c1" style:font-weight-asian="normal" style:font-weight-complex="normal"/>
    </style:style>
    <style:style style:name="P47" style:family="paragraph" style:parent-style-name="Standard">
      <style:paragraph-properties fo:text-align="start" style:justify-single-word="false"/>
      <style:text-properties fo:font-weight="normal" officeooo:rsid="003ec5fb" officeooo:paragraph-rsid="003ec5fb" style:font-weight-asian="normal" style:font-weight-complex="normal"/>
    </style:style>
    <style:style style:name="P48" style:family="paragraph" style:parent-style-name="Standard">
      <style:paragraph-properties fo:text-align="start" style:justify-single-word="false"/>
      <style:text-properties fo:font-weight="normal" officeooo:rsid="003fe016" officeooo:paragraph-rsid="003fe016" style:font-weight-asian="normal" style:font-weight-complex="normal"/>
    </style:style>
    <style:style style:name="P49" style:family="paragraph" style:parent-style-name="Standard">
      <style:paragraph-properties fo:text-align="start" style:justify-single-word="false"/>
      <style:text-properties fo:font-weight="normal" officeooo:rsid="004b355e" officeooo:paragraph-rsid="0049b1c5" style:font-weight-asian="normal" style:font-weight-complex="normal"/>
    </style:style>
    <style:style style:name="P50" style:family="paragraph" style:parent-style-name="Standard">
      <style:paragraph-properties fo:text-align="start" style:justify-single-word="false"/>
      <style:text-properties fo:font-weight="normal" officeooo:rsid="004b355e" officeooo:paragraph-rsid="004b355e" style:font-weight-asian="normal" style:font-weight-complex="normal"/>
    </style:style>
    <style:style style:name="P51" style:family="paragraph" style:parent-style-name="Standard">
      <style:paragraph-properties fo:text-align="start" style:justify-single-word="false"/>
      <style:text-properties fo:font-weight="normal" officeooo:rsid="003906b2" officeooo:paragraph-rsid="003906b2" style:font-weight-asian="normal" style:font-weight-complex="normal"/>
    </style:style>
    <style:style style:name="P52" style:family="paragraph" style:parent-style-name="Standard">
      <style:paragraph-properties fo:text-align="start" style:justify-single-word="false"/>
      <style:text-properties fo:font-weight="normal" officeooo:rsid="005012fb" officeooo:paragraph-rsid="004b355e" style:font-weight-asian="normal" style:font-weight-complex="normal"/>
    </style:style>
    <style:style style:name="P53" style:family="paragraph" style:parent-style-name="Standard">
      <style:paragraph-properties fo:text-align="start" style:justify-single-word="false"/>
      <style:text-properties fo:font-weight="normal" officeooo:rsid="005012fb" officeooo:paragraph-rsid="005012fb" style:font-weight-asian="normal" style:font-weight-complex="normal"/>
    </style:style>
    <style:style style:name="P54" style:family="paragraph" style:parent-style-name="Standard">
      <style:paragraph-properties fo:text-align="start" style:justify-single-word="false"/>
      <style:text-properties fo:font-weight="normal" officeooo:rsid="00521914" officeooo:paragraph-rsid="00521914" style:font-weight-asian="normal" style:font-weight-complex="normal"/>
    </style:style>
    <style:style style:name="P55" style:family="paragraph" style:parent-style-name="Standard">
      <style:paragraph-properties fo:text-align="start" style:justify-single-word="false"/>
      <style:text-properties fo:font-weight="normal" officeooo:rsid="00531054" officeooo:paragraph-rsid="00531054" style:font-weight-asian="normal" style:font-weight-complex="normal"/>
    </style:style>
    <style:style style:name="P56" style:family="paragraph" style:parent-style-name="Standard">
      <style:paragraph-properties fo:text-align="start" style:justify-single-word="false"/>
      <style:text-properties fo:font-weight="normal" officeooo:rsid="0054d6d2" officeooo:paragraph-rsid="0054d6d2" style:font-weight-asian="normal" style:font-weight-complex="normal"/>
    </style:style>
    <style:style style:name="P57" style:family="paragraph" style:parent-style-name="Standard">
      <style:paragraph-properties fo:text-align="start" style:justify-single-word="false"/>
      <style:text-properties fo:font-weight="normal" officeooo:rsid="00557ccc" officeooo:paragraph-rsid="00557ccc" style:font-weight-asian="normal" style:font-weight-complex="normal"/>
    </style:style>
    <style:style style:name="P58" style:family="paragraph" style:parent-style-name="Standard">
      <style:text-properties officeooo:rsid="001be73b" officeooo:paragraph-rsid="001be73b"/>
    </style:style>
    <style:style style:name="P59" style:family="paragraph" style:parent-style-name="Standard">
      <style:text-properties officeooo:rsid="00286fdb" officeooo:paragraph-rsid="00286fdb"/>
    </style:style>
    <style:style style:name="P60"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61"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62"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67"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P68" style:family="paragraph" style:parent-style-name="Standard">
      <style:text-properties officeooo:rsid="003906b2" officeooo:paragraph-rsid="003906b2"/>
    </style:style>
    <style:style style:name="P69" style:family="paragraph" style:parent-style-name="Standard">
      <style:text-properties officeooo:rsid="003bb02c" officeooo:paragraph-rsid="003bb02c"/>
    </style:style>
    <style:style style:name="P70" style:family="paragraph" style:parent-style-name="Standard">
      <style:text-properties officeooo:rsid="003d72d6" officeooo:paragraph-rsid="003d72d6"/>
    </style:style>
    <style:style style:name="P71" style:family="paragraph" style:parent-style-name="Standard">
      <style:text-properties officeooo:rsid="00417f72" officeooo:paragraph-rsid="00417f72"/>
    </style:style>
    <style:style style:name="P72" style:family="paragraph" style:parent-style-name="Standard">
      <style:text-properties officeooo:rsid="0041fac2" officeooo:paragraph-rsid="0041fac2"/>
    </style:style>
    <style:style style:name="P73" style:family="paragraph" style:parent-style-name="Standard">
      <style:text-properties officeooo:rsid="00421141" officeooo:paragraph-rsid="00421141"/>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99d28"/>
    </style:style>
    <style:style style:name="T21" style:family="text">
      <style:text-properties officeooo:rsid="002a76f2"/>
    </style:style>
    <style:style style:name="T22" style:family="text">
      <style:text-properties officeooo:rsid="002b237a"/>
    </style:style>
    <style:style style:name="T23" style:family="text">
      <style:text-properties officeooo:rsid="002de367"/>
    </style:style>
    <style:style style:name="T24" style:family="text">
      <style:text-properties officeooo:rsid="00314a2f"/>
    </style:style>
    <style:style style:name="T25" style:family="text">
      <style:text-properties officeooo:rsid="003555da"/>
    </style:style>
    <style:style style:name="T26" style:family="text">
      <style:text-properties officeooo:rsid="003d72d6"/>
    </style:style>
    <style:style style:name="T27" style:family="text">
      <style:text-properties officeooo:rsid="003ec5fb"/>
    </style:style>
    <style:style style:name="T28" style:family="text">
      <style:text-properties officeooo:rsid="003fe016"/>
    </style:style>
    <style:style style:name="T29" style:family="text">
      <style:text-properties officeooo:rsid="004176df"/>
    </style:style>
    <style:style style:name="T30" style:family="text">
      <style:text-properties officeooo:rsid="0041fac2"/>
    </style:style>
    <style:style style:name="T31" style:family="text">
      <style:text-properties officeooo:rsid="00421141"/>
    </style:style>
    <style:style style:name="T32" style:family="text">
      <style:text-properties officeooo:rsid="00432bf0"/>
    </style:style>
    <style:style style:name="T33" style:family="text">
      <style:text-properties officeooo:rsid="0044afb1"/>
    </style:style>
    <style:style style:name="T34" style:family="text">
      <style:text-properties officeooo:rsid="00473e0e"/>
    </style:style>
    <style:style style:name="T35" style:family="text">
      <style:text-properties officeooo:rsid="0047e7d7"/>
    </style:style>
    <style:style style:name="T36" style:family="text">
      <style:text-properties officeooo:rsid="004dcedc"/>
    </style:style>
    <style:style style:name="T37" style:family="text">
      <style:text-properties officeooo:rsid="004e9d51"/>
    </style:style>
    <style:style style:name="T38" style:family="text">
      <style:text-properties officeooo:rsid="005012fb"/>
    </style:style>
    <style:style style:name="T39" style:family="text">
      <style:text-properties officeooo:rsid="0050fb3a"/>
    </style:style>
    <style:style style:name="T40" style:family="text">
      <style:text-properties officeooo:rsid="0054d6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ici</text:p>
      <text:p text:style-name="P1"/>
      <text:p text:style-name="P1">“<text:span text:style-name="T1">Introduir nom abans”</text:span></text:p>
      <text:p text:style-name="P1"/>
      <text:p text:style-name="P1"/>
      <text:p text:style-name="P2">Recuerdas la fatidica noche de hace 1 semana con mucha claridad. </text:p>
      <text:p text:style-name="P2">Estabas con tu hermana, comiendo tranquilamente, cuando una explosion derribo vuestra casa. </text:p>
      <text:p text:style-name="P2">De entre los escombros solo pudiste ver como un demonio marcado con la luna se la llevaba inconsciente. </text:p>
      <text:p text:style-name="P2">Cuando conseguistes salir de los escombros y los seguiste hacia el lago, solo pudiste ver como el demonio ando por encima del agua hacia una torre que se alzaba en medio de este. </text:p>
      <text:p text:style-name="P2">Cuando te sumergiste, herido, en el lago para seguirlo, solo pudiste ver paralizado como tres titanicas serpientes blancas surgieron de las aguas. <text:s/></text:p>
      <text:p text:style-name="P4">Con el corazon congelado de mierdo, huiste del lago corriendo, mientras las serpientes se mofaban de ti llamandote “Patetico mortal!”.</text:p>
      <text:p text:style-name="P1"/>
      <text:p text:style-name="P4">Has estado una semana recuperadote de tus heridas, y estas preparado para ir a rescatar a tu hermana. </text:p>
      <text:p text:style-name="P4">Pero las serpientes estan en medio de la torre, y aun has de encontrar una forma de derrotarlas…</text:p>
      <text:p text:style-name="P3"/>
      <text:p text:style-name="P3"/>
      <text:p text:style-name="P3"/>
      <text:p text:style-name="P25">Bosque:</text:p>
      <text:p text:style-name="P3"/>
      <text:p text:style-name="P3">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3"/>
      <text:p text:style-name="P3"/>
      <text:p text:style-name="P5">[No hay ningun item inicialmente aquí]</text:p>
      <text:p text:style-name="P5"/>
      <text:p text:style-name="P6"/>
      <text:p text:style-name="P6"/>
      <text:p text:style-name="P58">Mover: Lago, montaña, cueva, pueblo </text:p>
      <text:p text:style-name="P30">Base de la montaña</text:p>
      <text:p text:style-name="P7"/>
      <text:p text:style-name="P7">Tras caminar durante cerca de una hora, llegas finalmente a la base de la montaña del relampago. Anillos de nubes negruzcas se arremolinan alrededor de su cima, mientras constantes truenos hacen retumbar la montaña entera.</text:p>
      <text:p text:style-name="P7"/>
      <text:p text:style-name="P7">[Primera vez] Te tiemblan las piernas, pero haras lo que sea necesario para recuperar a tu hermana. Segun empiezas a subir el sendero poco a poco, una voz te grita: </text:p>
      <text:p text:style-name="P7"/>
      <text:p text:style-name="P7">-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7"/>
      <text:p text:style-name="P7">&gt; <text:span text:style-name="T2">Quien eres?<text:line-break/><text:line-break/>- Yo soy Gyoubu Oniwa! Identificate! - Te grrita el hombre</text:span></text:p>
      <text:p text:style-name="P7">- <text:span text:style-name="T2">Mi nombre es $nom. - Le respondes</text:span></text:p>
      <text:p text:style-name="P7"/>
      <text:p text:style-name="P7">&gt; <text:span text:style-name="T2">Que hay en la cima de la montaña?</text:span></text:p>
      <text:p text:style-name="P7"/>
      <text:p text:style-name="P7">- <text:span text:style-name="T2">El templo del señor Susanoo! Solo aquellos con el valor de derramar la sangre de sus enemigos tienen permitido pasar!</text:span></text:p>
      <text:p text:style-name="P7"/>
      <text:p text:style-name="P7">&gt; <text:span text:style-name="T2">Que puedo hacer para pasar?</text:span></text:p>
      <text:p text:style-name="P7"/>
      <text:p text:style-name="P7">- <text:span text:style-name="T2">Demuestrame que eres en guerrero!</text:span></text:p>
      <text:p text:style-name="P7"/>
      <text:p text:style-name="P7">&gt; <text:span text:style-name="T2">(Si se tiene la espada) </text:span><text:span text:style-name="T3">Tengo una espada, asi que soy un guerrero, puedo pasar?</text:span></text:p>
      <text:p text:style-name="P7"/>
      <text:p text:style-name="P7">-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7"/>
      <text:p text:style-name="P7"/>
      <text:p text:style-name="P9">Variables:</text:p>
      <text:p text:style-name="P9">string nombre_personaje:</text:p>
      <text:p text:style-name="P9">string nombre_personaje:</text:p>
      <text:p text:style-name="P9">boolean espada_enseñada:</text:p>
      <text:p text:style-name="P9">arraylist items en el suelo:</text:p>
      <text:p text:style-name="P7"/>
      <text:p text:style-name="P7"/>
      <text:p text:style-name="P31">Cima de la montaña</text:p>
      <text:p text:style-name="P9"/>
      <text:p text:style-name="P11">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11"/>
      <text:p text:style-name="P11">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11"/>
      <text:p text:style-name="P12">En medio de este circulo puedes ver a un figura humanoide vagamente iluminada, sentada con las piernas cruzadas mientras hacer un trago de una pequeña botella de licor.</text:p>
      <text:p text:style-name="P10"><text:s/></text:p>
      <text:p text:style-name="P10">- <text:span text:style-name="T5">Tu eres el chaval que dice ser un guerrero? - Te dice la figura con una voz grave. - Acercate… deja que te vea bien.</text:span></text:p>
      <text:p text:style-name="P7"/>
      <text:p text:style-name="P12">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2"/>
      <text:p text:style-name="P12">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2"/>
      <text:p text:style-name="P12">- <text:span text:style-name="T6">Yo soy Susanoo, dios de la guerra y las tormentas. Habla, humano – te dice el</text:span></text:p>
      <text:p text:style-name="P12"/>
      <text:p text:style-name="P12">&gt; <text:span text:style-name="T6">Quien eres?</text:span></text:p>
      <text:p text:style-name="P13">- <text:span text:style-name="T6">ya te lo he dicho, soy <text:s/>Susanoo, dios de la guerra y las tormentas. No me hagas repetirlo</text:span></text:p>
      <text:p text:style-name="P13"/>
      <text:p text:style-name="P13">&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3"/>
      <text:p text:style-name="P13">&gt; <text:span text:style-name="T6">Han secuestrado a mi hermana. Necesito ayuda para rescatarla.</text:span></text:p>
      <text:p text:style-name="P13">- <text:span text:style-name="T6">Hmmh… es acaso ese mi problema? Soy un dios, no un guardia de tu pueblo. Pideselo a ellos, no a mi.</text:span></text:p>
      <text:p text:style-name="P13"><text:tab/>&gt; <text:span text:style-name="T6">Un demonio lunar la rapto, intente seguirlos, pero unas serpientes blancas </text:span><text:span text:style-name="T7">me atacaron <text:tab/>en el lago</text:span></text:p>
      <text:p text:style-name="P13"/>
      <text:p text:style-name="P13"><text:tab/>&gt; <text:span text:style-name="T7">Nadie del pueblo podia hacer nada, eran demasiado fuertes.</text:span></text:p>
      <text:p text:style-name="P13"><text:tab/>- <text:span text:style-name="T7">Hmpf, vaya guardias… guerreros mas lamentables. Ni que os hubieran atacado un <text:tab/>demonio.</text:span></text:p>
      <text:p text:style-name="P13"><text:tab/>&gt; <text:span text:style-name="T7">Si nos ataco un demonio. Uno lunar, acompañado de unas serpientes blancas gigantes.</text:span></text:p>
      <text:p text:style-name="P7"><text:tab/></text:p>
      <text:p text:style-name="P8"><text:tab/><text:span text:style-name="T5">- </text:span><text:span text:style-name="T7">Demonio lunar…? Serpientes blancas...? Hmpf, asi que hemos llegado a esto?</text:span></text:p>
      <text:p text:style-name="P15">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4"/>
      <text:p text:style-name="P14">&gt; (Si se tiene el espejo) Reconoces este espejo? </text:p>
      <text:p text:style-name="P14">- Eso ha llegado a tus manos…? <text:s/>Hmf, cuida bien de eso, quieres? Es mas valioso que tu, te responde el.</text:p>
      <text:p text:style-name="P14"/>
      <text:p text:style-name="P14">&gt; Estoy listo, hagamos el duelo.</text:p>
      <text:p text:style-name="P14">- <text:span text:style-name="T8">(Si no tienes la espada) – Sin armas? No seas necio, humano, armate antes y habla conmigo.</text:span></text:p>
      <text:p text:style-name="P14"/>
      <text:p text:style-name="P14">-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4"/>
      <text:p text:style-name="P16">Atacar 1</text:p>
      <text:p text:style-name="P16">- Blandes tu hoja contra susanoo, que se limita a apartarte de una patada. - Eso es todo lo que puedes hacer, humano?! <text:s/>Vamos! Muestrame te poder! - Te grita susano. Tu te pones de pie dudando de tus oportunidades contra el</text:p>
      <text:p text:style-name="P16"/>
      <text:p text:style-name="P16">Defensa 1</text:p>
      <text:p text:style-name="P16">- Pones tu espada en pose defensiva, <text:span text:style-name="T9">en el momento adecuado para desviar uno de los golpes de susanoo hacia el suelo. - Buena jugada chaval… buena jugada… - te dice susanoo, sonriendo sadicamente</text:span></text:p>
      <text:p text:style-name="P16"/>
      <text:p text:style-name="P16"/>
      <text:p text:style-name="P17">Atacar 2</text:p>
      <text:p text:style-name="P17">-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7"/>
      <text:p text:style-name="P17">Defensa 2</text:p>
      <text:p text:style-name="P17">-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7"/>
      <text:p text:style-name="P17"/>
      <text:p text:style-name="P18">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8"/>
      <text:p text:style-name="P18">Defensa 3 </text:p>
      <text:p text:style-name="P19">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9"/>
      <text:p text:style-name="P19">Atacar 4</text:p>
      <text:p text:style-name="P19">Blandes tu espada con fuerza hacia la pierna de susanoo, cortandosela de forma profunda. Su sangre te salpica en la cara, mientras susanoo hace un grito de dolor. El se levanta, mientras tu coges aire.</text:p>
      <text:p text:style-name="P19"/>
      <text:p text:style-name="P19">Defensa 4.</text:p>
      <text:p text:style-name="P19">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9"/>
      <text:p text:style-name="P19"/>
      <text:p text:style-name="P19">Victoria:</text:p>
      <text:p text:style-name="P19"/>
      <text:p text:style-name="P19">-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9"/>
      <text:p text:style-name="P19"/>
      <text:p text:style-name="P20">Segun sales del templo, un temblor hace que parte de el se derrumbe, sellando l<text:span text:style-name="T12">a entrada al templo.</text:span></text:p>
      <text:p text:style-name="P19"/>
      <text:p text:style-name="P19"/>
      <text:p text:style-name="P21">Variables:</text:p>
      <text:p text:style-name="P21"/>
      <text:p text:style-name="P21">Int ataques</text:p>
      <text:p text:style-name="P21">Int defensas</text:p>
      <text:p text:style-name="P22">boolean revelado_demonio</text:p>
      <text:p text:style-name="P22"/>
      <text:p text:style-name="P22">boolean duelo_ganado</text:p>
      <text:p text:style-name="P22">Arraylist objetos_suelo</text:p>
      <text:p text:style-name="P27">Pueblo</text:p>
      <text:p text:style-name="P59">zona transitoria</text:p>
      <text:p text:style-name="P59"/>
      <text:p text:style-name="P59"/>
      <text:p text:style-name="P69">intro full</text:p>
      <text:p text:style-name="P69"/>
      <text:p text:style-name="P69">Sigues el sendero del bosque volviendo hasta tu pueblo. Gran parte del pueblo fue destruido en el ataque reciente, y ves a varios de tus vecinos reparando sus casas y las calles. Los muros estan rotos, y no parece ser la prioridad repararlos, defendiendoos hay <text:s/>varios guardias y milicianos, con armas que parecen recien forjadas, aunque dudas si siquiera servirian contra los demonios que atacaron. Por algun motivo, <text:span text:style-name="T26">el templo esta intacto, y no sufrio un rasguño en el asalto. </text:span>Escuchas el matrilleante sonido de la forja del herrero, el cual esta trabajando <text:span text:style-name="T26">incesantemente por armar a todos.</text:span></text:p>
      <text:p text:style-name="P69"/>
      <text:p text:style-name="P69"/>
      <text:p text:style-name="P69">intro resumida</text:p>
      <text:p text:style-name="P69"/>
      <text:p text:style-name="P70">Llegas a la plaza de tu pueblo. La gente sigue trabajando para reparar todo, el herrero sigue forjando, y el templo sigue intacto.</text:p>
      <text:p text:style-name="P33">Herrero</text:p>
      <text:p text:style-name="P46"/>
      <text:p text:style-name="P46">Intro llarga</text:p>
      <text:p text:style-name="P46"/>
      <text:p text:style-name="P46">Bajando por el camino <text:s/><text:span text:style-name="T27">llegas al Herrero. Segun entras a la herreria, ves varias lanzas y espadas apiladas en una pared, junto con armaduras rudimentarias de hierro. Ves al Herrero forjando otra espada. Por su aspecto, debe haber estado todos los dias desde el ataque forjando, una capa de ollin y restos de metal le ensucian tanto la ropa como la piel, y no parece haberse limpiado desde entonces. Al verte, el dice “Hm? Ah, el chaval que le raptaron la hermana. Ando muy ocupado, si quieres algo, se rapido. - Te dice de forma contundente.</text:span></text:p>
      <text:p text:style-name="P46"/>
      <text:p text:style-name="P46"/>
      <text:p text:style-name="P46">Intro curta</text:p>
      <text:p text:style-name="P46"/>
      <text:p text:style-name="P47">Bajando por el camino llegas al herrero, que sigue forjando. Esta aun ocupado, y te dice que seas rapido.</text:p>
      <text:p text:style-name="P46"/>
      <text:p text:style-name="P46"/>
      <text:p text:style-name="P46"/>
      <text:p text:style-name="P46"/>
      <text:p text:style-name="P46">Parlar</text:p>
      <text:p text:style-name="P46"/>
      <text:p text:style-name="P46">&gt; <text:span text:style-name="T27">Podrias ser mas educado?</text:span></text:p>
      <text:p text:style-name="P46"><text:tab/>- <text:span text:style-name="T27">Chaval, llevo <text:s/>dias trabajando sin cesar con tal de armar a todo el mundo. Todo segundo que no estoy trabajando es una persona menos a la que no armo. Y cuando esos demonios vuelvan, agradeceras hasta la ultima lanza. Y ahora, que es lo que quieres?</text:span></text:p>
      <text:p text:style-name="P46"/>
      <text:p text:style-name="P46"/>
      <text:p text:style-name="P46">&gt; <text:span text:style-name="T27">Quiero rescatar a mi hermana. <text:s/>Podrias darme algo con lo que defenderme?</text:span></text:p>
      <text:p text:style-name="P46">- <text:span text:style-name="T28">Huh? Acaso te crees que voy a dejar que te lleves algo en tu mision inutil? Por mucho que me enorgullezca de mi trabajo no haran ni cosquillas a esas serpientes del lago.</text:span></text:p>
      <text:p text:style-name="P46">- <text:span text:style-name="T28">Me da igual, si no lo intento no lo conseguire. - </text:span><text:span text:style-name="T29">Le respondes</text:span></text:p>
      <text:p text:style-name="P46">-Hmpr…<text:span text:style-name="T28"> no vas a irte, verdad? Esta bien, llevate UNA sola espada, y nada mas. Y no molestes mas! - El herrero deja una espada en una mesa, lista para que la cojas tu.</text:span></text:p>
      <text:p text:style-name="P46"/>
      <text:p text:style-name="P48">Si espada = true:</text:p>
      <text:p text:style-name="P48">- Huh? Ya te he dado una espada.</text:p>
      <text:p text:style-name="P46"/>
      <text:p text:style-name="P46"/>
      <text:p text:style-name="P46"/>
      <text:p text:style-name="P46">Items</text:p>
      <text:p text:style-name="P46"/>
      <text:p text:style-name="P48">Espada:</text:p>
      <text:p text:style-name="P48">- Si, es la espada que te di. Tu punto cual es?</text:p>
      <text:p text:style-name="P48">Baja posibilidad de - “ME DEBES UNA ESPADA”</text:p>
      <text:p text:style-name="P48"/>
      <text:p text:style-name="P48">Murakumo:</text:p>
      <text:p text:style-name="P48">- Que diablos?! Donde has conseguido eso?! No… mejor no me lo digas. Temo el saberlo siquiera. Solo… solo no saques mas esto aquí, de acuerdo?</text:p>
      <text:p text:style-name="P48"/>
      <text:p text:style-name="P48">Baja posibilidad de – ARMAS DE JEEEEEEEEEEFEEEEEEEEEEEEE!</text:p>
      <text:p text:style-name="P24"/>
      <text:p text:style-name="P26">Templo</text:p>
      <text:p text:style-name="P59">et dona pistes i la magatama al final</text:p>
      <text:p text:style-name="P59"/>
      <text:p text:style-name="P68">se consigue el agua sagrada</text:p>
      <text:p text:style-name="P68"/>
      <text:p text:style-name="P68"/>
      <text:p text:style-name="P68"/>
      <text:p text:style-name="P71">intro llarga</text:p>
      <text:p text:style-name="P71"/>
      <text:p text:style-name="P71">Subiendo a la parte mas alta del pueblo, subes hasta el templo. Desde la entrada puedes ver todo el pueblo, el lago y el bosque os rodea, <text:span text:style-name="T30">sin mencionar la torre que surgio del lago. El interior del templo esta mucho mas ajetreado y caotico que de costumbre. Mucha gente, cuyos hogares fueron destruidos en el ataque, se han refugiado en el templo, esperando que los demonios no ataquen de nuevo. La estatua de la diosa Amaterasu se alza en el medio del templo, con su magatama colgando del cuello. El Sacerdote esta guiando y aconsejando a todos los que puede, y al verte te dice – Bienvenido, has venido buscando consejo tambien?</text:span></text:p>
      <text:p text:style-name="P71"/>
      <text:p text:style-name="P71">intro curta</text:p>
      <text:p text:style-name="P71"/>
      <text:p text:style-name="P71">Estas en el templo, descansando momentaneamente. El ambiente te relaja. El sacerdote esta ayudando a los heridos y dando consejo a todos.</text:p>
      <text:p text:style-name="P71"/>
      <text:p text:style-name="P71">parlar</text:p>
      <text:p text:style-name="P71"/>
      <text:p text:style-name="P71"/>
      <text:p text:style-name="P71">&gt; <text:span text:style-name="T30">porque no han atacado los demonios este lugar?</text:span></text:p>
      <text:p text:style-name="P71">- <text:span text:style-name="T30">Este es un lugar sagrado bajo la proteccion de amaterasu. Los demonios no pueden entrar en este lugar. Mientras amaterasu nos siga protegiendo estaremos seguros.</text:span></text:p>
      <text:p text:style-name="P71"/>
      <text:p text:style-name="P71"/>
      <text:p text:style-name="P71">&gt; <text:span text:style-name="T30">Es la magatama de la estatua de verdad?</text:span></text:p>
      <text:p text:style-name="P71">- <text:span text:style-name="T30">Las leyendas dicen que amaterasu entrego su magatama </text:span><text:span text:style-name="T31">a nuestros antepasados como un simbolo de su proteccion. Y hasta el momento, ha protegido el templo de los demonios.</text:span></text:p>
      <text:p text:style-name="P71"/>
      <text:p text:style-name="P71"/>
      <text:p text:style-name="P71">&gt; <text:span text:style-name="T33">Tengo que rescatar a mi hermana. Hay algo que puedas darme para ayudarme?</text:span></text:p>
      <text:p text:style-name="P71">- <text:s/><text:span text:style-name="T33">Puedes tomar la poca agua sagrada que nos queda. Es eficaz contra los demonios, como las que raptaron a tu hermana. Ve con cuidado, joven, incluso con esta agua sagrada no deberias confiarte, los demonios son muy peligrosos.</text:span></text:p>
      <text:p text:style-name="P71"/>
      <text:p text:style-name="P71">&gt; <text:span text:style-name="T30">Podrias darme consejo?</text:span></text:p>
      <text:p text:style-name="P72">(treure un random)</text:p>
      <text:p text:style-name="P71">- <text:span text:style-name="T31">El mejor ataque es una buena defensa, pero solo defendiendote no puedes ganar nada.</text:span></text:p>
      <text:p text:style-name="P71">- <text:span text:style-name="T31">El herrero esta forjando armas para todos, si necesitas alguna forma de defenderte, puedes pedirle alguna arma.</text:span></text:p>
      <text:p text:style-name="P71">- <text:span text:style-name="T31">Las serpientes blancas estan acorazadas, ninguna arma mortal puede herirlas, pero se dice que susanoo las mato con su espada.</text:span></text:p>
      <text:p text:style-name="P71">- <text:span text:style-name="T31">Amaterasu tenia 2 hermanos, cada uno con sus reliquias. Se dice que si estas se juntan, ocurrira un milagro.</text:span></text:p>
      <text:p text:style-name="P71">- <text:span text:style-name="T31">Dicen que la estatua de la cueva es una guardiana a secretos divinos. Pero ningun mortal a podido entenderla.</text:span></text:p>
      <text:p text:style-name="P71"><text:soft-page-break/>- <text:span text:style-name="T31">Se dice que susanoo concede su poder a los que consiguen superar sus desafios.</text:span></text:p>
      <text:p text:style-name="P71">- <text:span text:style-name="T33">El agua sagrada es letal contra los demonios.</text:span></text:p>
      <text:p text:style-name="P71"/>
      <text:p text:style-name="P71"/>
      <text:p text:style-name="P71"/>
      <text:p text:style-name="P71">items</text:p>
      <text:p text:style-name="P71"/>
      <text:p text:style-name="P71"/>
      <text:p text:style-name="P71"><text:tab/>magatama:</text:p>
      <text:p text:style-name="P71">- Usa la magatama sagrada con sabiduria, en ella depende el destino.</text:p>
      <text:p text:style-name="P71"/>
      <text:p text:style-name="P71"><text:tab/>murakumo</text:p>
      <text:p text:style-name="P71">- La espada sagrada de Susanoo… <text:s/>blandela con cuidado, <text:s/>es un arma con un poder inalcanzable a los mortales<text:tab/></text:p>
      <text:p text:style-name="P71"/>
      <text:p text:style-name="P71"><text:tab/>espejo</text:p>
      <text:p text:style-name="P71">- Ese espejo… contiene un gran poder. Tenlo cerca tuya, te mantendra a salvo.</text:p>
      <text:p text:style-name="P71"/>
      <text:p text:style-name="P71"><text:tab/>agua sagrada</text:p>
      <text:p text:style-name="P71">- Esas son las ultimas gotas de agua sagrada que nos quedan, usala solo contra los demonios.</text:p>
      <text:p text:style-name="P71"/>
      <text:p text:style-name="P71"/>
      <text:p text:style-name="P71"/>
      <text:p text:style-name="P73">Si s’entra amb la espasa i el mirall:</text:p>
      <text:p text:style-name="P73"/>
      <text:p text:style-name="P73">Notas como el espejo y la murakumo brillan, y al sacarlas, un haz de luz surge de cada uno de los objetos, juntandose en la magatama que amaterasu lleva en su cuello, la cual tambien empieza a brillar. Al ocurrir eso, todo el mundo <text:span text:style-name="T32">se queda en silencio, observandote. - Oh, asi que ha llegado el momento. - Dice el sacerdote. -Acercate, joven, toma la magatama sagrada. Desconozco que <text:s/>te deparara el destino, pero la magatama sera parte esencial de eso.</text:span></text:p>
      <text:p text:style-name="P24"/>
      <text:p text:style-name="P26">Entrada torre lunar</text:p>
      <text:p text:style-name="P23"/>
      <text:p text:style-name="P24"/>
      <text:p text:style-name="P26">Mitad torre lunar</text:p>
      <text:p text:style-name="P23"/>
      <text:p text:style-name="P68">Sombra que derrotas lanzando agua sagrada</text:p>
      <text:p text:style-name="P24"/>
      <text:p text:style-name="P26">Cima torre lunar</text:p>
      <text:p text:style-name="P26"/>
      <text:p text:style-name="P40">final, utilizar els 3 items magics per guanyar. Decisio final de si matar a tsukiyomi o no.</text:p>
      <text:p text:style-name="P45"/>
      <text:p text:style-name="P29">Lago</text:p>
      <text:p text:style-name="P34">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34"/>
      <text:p text:style-name="P34">- <text:span text:style-name="T13">Vaya vaya – Dice la del medio. - Una ratita ha salido de su escondite. - En todo burlesco</text:span></text:p>
      <text:p text:style-name="P34">- <text:span text:style-name="T13">Es muy mono, nos lo podemos quedar? - Pregunta la de la derecha, que ves que es significativamente mas pequeña que las otras dos, </text:span><text:span text:style-name="T14">en un tono perturbadoramente infantil e inocente.</text:span></text:p>
      <text:p text:style-name="P34">- <text:span text:style-name="T14">Tsch! Dejad de hacer tonterias y matemoslo de una vez! - Responde la de la izquierda en tono enfadado.</text:span></text:p>
      <text:p text:style-name="P34"/>
      <text:p text:style-name="P34">- <text:span text:style-name="T34">Somos las hermas serpientes! Azume, Uzume e Izume! Tiembla ante nosotros mortal! - Te dicen las tres de forma simultanea.</text:span></text:p>
      <text:p text:style-name="P34"/>
      <text:p text:style-name="P34">&gt; <text:span text:style-name="T14">Quienes sois?</text:span></text:p>
      <text:p text:style-name="P34">- <text:span text:style-name="T14">Huh?! No estas aterrado?! Acaso al golpearte en la cabeza perdiste la capacidad de tener miedo? - Dice la del medio. - Hm, escucha nuestros nombres </text:span><text:span text:style-name="T34">de nuevo</text:span><text:span text:style-name="T14">, mortal! Pues somos Azume, Uzume e Izume, las hijas de Orochi! Tiembla ante nuestra presencia!</text:span></text:p>
      <text:p text:style-name="P34">- <text:span text:style-name="T14">Yo soy Izume! - Dice la de la derecha</text:span></text:p>
      <text:p text:style-name="P34">- <text:span text:style-name="T14">Hmpf! Y yo Uzume – Responde de mala manera la de la izquierda.</text:span></text:p>
      <text:p text:style-name="P34"/>
      <text:p text:style-name="P38">Segunda vez:</text:p>
      <text:p text:style-name="P38">- Creo que el humano se ha roto – Dice izume – No izume, solo es idiota, ya le hemos responido hace nada y no se acuerda. - Le dice azume.</text:p>
      <text:p text:style-name="P34"/>
      <text:p text:style-name="P34"/>
      <text:p text:style-name="P34"/>
      <text:p text:style-name="P34"/>
      <text:p text:style-name="P34">&gt; <text:span text:style-name="T15">Me dejais pasar a la torre?</text:span></text:p>
      <text:p text:style-name="P36">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36"/>
      <text:p text:style-name="P39">Segunda vez:</text:p>
      <text:p text:style-name="P39">-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text:span><text:span text:style-name="T35">empiezan a reir salvajemente.</text:span></text:p>
      <text:p text:style-name="P36"><text:s/></text:p>
      <text:p text:style-name="P36"/>
      <text:p text:style-name="P36"/>
      <text:p text:style-name="P36"/>
      <text:p text:style-name="P37">Texto tras volver.</text:p>
      <text:p text:style-name="P37"/>
      <text:p text:style-name="P37">- Tu! - Grita uzume – Te creias que con ese truco podrias escapar de nosotras?! - Ves como energia <text:soft-page-break/>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que nuestras emociones se nos suban a la cabeza… tenemos objetivos mas importantes. - Eres una aburrida! Podemos matarlo ya? Quiero irme a nadar. - Dice izume en tono quejica. - </text:span><text:span text:style-name="T20">Silencio! Las dos! Ahora… que hacemos con este? - Les incrimina azume.</text:span></text:p>
      <text:p text:style-name="P37"/>
      <text:p text:style-name="P37"/>
      <text:p text:style-name="P44">(si se entra con la espada legendaria en el inventario)</text:p>
      <text:p text:style-name="P37">- <text:span text:style-name="T20">Ah! E-e-esa espada! - Dice uzume, claramente asustada. - C-como la ha conseguido?! - Dice izume tambien asustada. - Eso ahora no importa! Tenemos que acabar con el rapido! - </text:span><text:span text:style-name="T21">P-pero si la desfenunda…! - Dize izuma – Grrrrr! Haced algo, rapido! - Dice uzume. Notas como la espada en tu cinto tiembla ligeramente.</text:span></text:p>
      <text:p text:style-name="P37"/>
      <text:p text:style-name="P41">(si se usa la espada)</text:p>
      <text:p text:style-name="P41">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41"/>
      <text:p text:style-name="P41">-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2">preguntarle nada y resolver tus preguntas, deja de hablar, y no responde nada que dices.</text:span></text:p>
      <text:p text:style-name="P41"/>
      <text:p text:style-name="P41"/>
      <text:p text:style-name="P42">(si se suelta la espada en el suelo)</text:p>
      <text:p text:style-name="P60">-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7"/>
      <text:p text:style-name="P37"/>
      <text:p text:style-name="P43">(desciptcion post matanza)</text:p>
      <text:p text:style-name="P43">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35"/>
      <text:p text:style-name="P67">Cueva - <text:span text:style-name="T22">esfinge</text:span></text:p>
      <text:p text:style-name="P62"/>
      <text:p text:style-name="P61"/>
      <text:p text:style-name="P63">Primera visita</text:p>
      <text:p text:style-name="P63"/>
      <text:p text:style-name="P63">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4">que representa exactamente, pero parece algun animal con cabeza de mujer. Esta con los ojos cerrados.</text:span></text:p>
      <text:p text:style-name="P63"/>
      <text:p text:style-name="P64">Segun te acercas, ves como empieza a surgir una voz de la estatua: - <text:span text:style-name="T23">Rojo de la tierra, de hermoso color teñida, tras mis mil agujas me hallaras escondida. </text:span>Que soy? - Dice en tono monótono. </text:p>
      <text:p text:style-name="P64"/>
      <text:p text:style-name="P64"/>
      <text:p text:style-name="P65">(Decir la respuesta es escribiendo el texto, es “rosa”<text:span text:style-name="T25">)</text:span></text:p>
      <text:p text:style-name="P65"/>
      <text:p text:style-name="P66">- Eres una rosa – Le dices. - Tu respuesta… es correcta. - Dice la estatua. Notas</text:p>
      <text:p text:style-name="P32">Cueva – Mural</text:p>
      <text:p text:style-name="P49">[ ] [X]</text:p>
      <text:p text:style-name="P50"/>
      <text:p text:style-name="P51">Puedes recoger la antorcha aquí.</text:p>
      <text:p text:style-name="P51"/>
      <text:p text:style-name="P51"/>
      <text:p text:style-name="P51"/>
      <text:p text:style-name="P50">Intro llarga</text:p>
      <text:p text:style-name="P50"/>
      <text:p text:style-name="P50">Detras de la pared encuentras una extraña sala escarvada en la cueva de la roca. Lo mas significativo que encuentras es un mural al fondo, iluminado por unas antorchas, algunas de ellas apagadas. El mural representa dos figuras femeninas gemelas <text:span text:style-name="T36">entrelazas</text:span>. <text:span text:style-name="T36">El siguente mural contiene las dos figuras, ahora separadas, enfrentandose en una batalla. El ultimo tiene a una de las figuras </text:span><text:span text:style-name="T37">cayendo por un abismo oscuro, mientras la otra </text:span><text:span text:style-name="T38">se alza en medio de un dia soleado. </text:span><text:span text:style-name="T39">Al lado de una de las antorchas ves una suelta en el suelo, aun encendida.</text:span></text:p>
      <text:p text:style-name="P50"/>
      <text:p text:style-name="P53">Las antochas estan encedidas en este orden:</text:p>
      <text:p text:style-name="P52">[X][X][ <text:s/>][X][ <text:s/>][X]<text:span text:style-name="T39">[ <text:s/>]</text:span></text:p>
      <text:p text:style-name="P50"/>
      <text:p text:style-name="P50"><text:s/></text:p>
      <text:p text:style-name="P50">Intro curta</text:p>
      <text:p text:style-name="P50"/>
      <text:p text:style-name="P53">Estas en la sala del mural iluminado con las antorchas.</text:p>
      <text:p text:style-name="P53">Las antochas estan encedidas en este orden:</text:p>
      <text:p text:style-name="P53">[X][X][ <text:s/>][X][ <text:s/>][X]<text:span text:style-name="T39">[ <text:s/>]</text:span></text:p>
      <text:p text:style-name="P53"/>
      <text:p text:style-name="P53"/>
      <text:p text:style-name="P53"/>
      <text:p text:style-name="P53"/>
      <text:p text:style-name="P53"/>
      <text:p text:style-name="P32">Cueva – antorchas</text:p>
      <text:p text:style-name="P42"/>
      <text:p text:style-name="P54">intro llarga</text:p>
      <text:p text:style-name="P55">Tras la puerta oculta encuentras una extraña sala. <text:span text:style-name="T40">Delante tuya hay varias antorchas apagadas, detras de las cuales hay un pequeño santuario de madera y piedra. El santuario tiene iconografia solar y lunar, en las mitades derecha e izquierda respectivamente. </text:span></text:p>
      <text:p text:style-name="P54"/>
      <text:p text:style-name="P56">En medio del santuario ves un receptaculo, en el que dentro reposa un espejo antiguo encima de un cojin delicadamente tejido. Intentas coger el espejo, pero una especie de campo de fuerza impide que puedas cogerlo. Ves como en el marco del receptaculo esta escrito “El espejo de la verdad se revelara cuando la luz y la oscuridad de las hermanas se muestren delante suya.”</text:p>
      <text:p text:style-name="P54"/>
      <text:p text:style-name="P54">intro curta</text:p>
      <text:p text:style-name="P54"/>
      <text:p text:style-name="P57">El pequeño santuario sigue como siempre. La escritura del marco dice “<text:span text:style-name="T40">El espejo de la verdad se revelara cuando la luz y la oscuridad de las hermanas se muestren delante suya.”</text:span></text:p>
      <text:p text:style-name="P57"/>
      <text:p text:style-name="P57"/>
      <text:p text:style-name="P57"/>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8T20:21:54.227000000</dc:date>
    <meta:editing-duration>PT12H23M8S</meta:editing-duration>
    <meta:editing-cycles>35</meta:editing-cycles>
    <meta:generator>LibreOffice/7.2.1.2$Windows_X86_64 LibreOffice_project/87b77fad49947c1441b67c559c339af8f3517e22</meta:generator>
    <meta:document-statistic meta:table-count="0" meta:image-count="0" meta:object-count="0" meta:page-count="17" meta:paragraph-count="199" meta:word-count="4218" meta:character-count="23777" meta:non-whitespace-character-count="19679"/>
  </office:meta>
</office:document-meta>
</file>